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3.2244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8319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link_UP</text:p>
          </table:table-cell>
          <table:table-cell table:style-name="ce1" office:value-type="string">
            <text:p>link_DOWN</text:p>
          </table:table-cell>
          <table:table-cell table:style-name="ce1" office:value-type="string">
            <text:p>link_RIGHT</text:p>
          </table:table-cell>
          <table:table-cell table:style-name="ce1" office:value-type="string">
            <text:p>link_LEFT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scene1</text:p>
          </table:table-cell>
          <table:table-cell office:value-type="string">
            <text:p>Assets/Scripts/Scenes/Generated/V_scene1.csv</text:p>
          </table:table-cell>
          <table:table-cell office:value-type="string">
            <text:p>Vertigo_I</text:p>
          </table:table-cell>
          <table:table-cell table:number-columns-repeated="2" office:value-type="string">
            <text:p>scene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cene2</text:p>
          </table:table-cell>
          <table:table-cell office:value-type="string">
            <text:p>Assets/Scripts/Scenes/Generated/O_scene2.csv</text:p>
          </table:table-cell>
          <table:table-cell office:value-type="string">
            <text:p>Station_Eclipse</text:p>
          </table:table-cell>
          <table:table-cell table:number-columns-repeated="2" office:value-type="string">
            <text:p>scene1</text:p>
          </table:table-cell>
          <table:table-cell table:number-columns-repeated="2" office:value-type="string">
            <text:p>scene3</text:p>
          </table:table-cell>
          <table:table-cell table:number-columns-repeated="1017"/>
        </table:table-row>
        <table:table-row table:style-name="ro1">
          <table:table-cell office:value-type="string">
            <text:p>scene3</text:p>
          </table:table-cell>
          <table:table-cell office:value-type="string">
            <text:p>Assets/Scripts/Scenes/Generated/H_scene3.csv</text:p>
          </table:table-cell>
          <table:table-cell office:value-type="string">
            <text:p>Horizon_IV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cene2</text:p>
          </table:table-cell>
          <table:table-cell table:number-columns-repeated="1017"/>
        </table:table-row>
        <table:table-row table:style-name="ro1">
          <table:table-cell office:value-type="string">
            <text:p>scene4</text:p>
          </table:table-cell>
          <table:table-cell office:value-type="string">
            <text:p>Assets/Scripts/Scenes/Generated/V_scene2.csv</text:p>
          </table:table-cell>
          <table:table-cell office:value-type="string">
            <text:p>Vertigo_X</text:p>
          </table:table-cell>
          <table:table-cell office:value-type="string">
            <text:p>scene2</text:p>
          </table:table-cell>
          <table:table-cell office:value-type="string">
            <text:p>scene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41:41.62</dc:date>
    <dc:creator>Wister </dc:creator>
    <meta:editing-duration>PT37S</meta:editing-duration>
    <meta:editing-cycles>2</meta:editing-cycles>
    <meta:document-statistic meta:table-count="1" meta:cell-count="35" meta:object-count="0"/>
  </office:meta>
</office:document-meta>
</file>